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굴림" svg:font-family="굴림" style:font-pitch="variable"/>
    <style:font-face style:name="함초롬바탕" svg:font-family="함초롬바탕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표1" style:family="table">
      <style:table-properties style:width="17cm" table:align="margins"/>
    </style:style>
    <style:style style:name="표1.A" style:family="table-column">
      <style:table-column-properties style:column-width="1.766cm" style:rel-column-width="6806*"/>
    </style:style>
    <style:style style:name="표1.B" style:family="table-column">
      <style:table-column-properties style:column-width="2.346cm" style:rel-column-width="9043*"/>
    </style:style>
    <style:style style:name="표1.C" style:family="table-column">
      <style:table-column-properties style:column-width="2.043cm" style:rel-column-width="7873*"/>
    </style:style>
    <style:style style:name="표1.D" style:family="table-column">
      <style:table-column-properties style:column-width="3.258cm" style:rel-column-width="12558*"/>
    </style:style>
    <style:style style:name="표1.E" style:family="table-column">
      <style:table-column-properties style:column-width="2.457cm" style:rel-column-width="9471*"/>
    </style:style>
    <style:style style:name="표1.F" style:family="table-column">
      <style:table-column-properties style:column-width="1.05cm" style:rel-column-width="4045*"/>
    </style:style>
    <style:style style:name="표1.G" style:family="table-column">
      <style:table-column-properties style:column-width="2.016cm" style:rel-column-width="7771*"/>
    </style:style>
    <style:style style:name="표1.H" style:family="table-column">
      <style:table-column-properties style:column-width="2.067cm" style:rel-column-width="7968*"/>
    </style:style>
    <style:style style:name="표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1.H1" style:family="table-cell">
      <style:table-cell-properties fo:background-color="#e6e6e6" fo:padding="0.097cm" fo:border="0.002cm solid #000000">
        <style:background-image/>
      </style:table-cell-properties>
    </style:style>
    <style:style style:name="표1.2" style:family="table-row">
      <style:table-row-properties style:min-row-height="1.113cm"/>
    </style:style>
    <style:style style:name="표1.G2" style:family="table-cell">
      <style:table-cell-properties fo:padding="0.097cm" fo:border-left="0.002cm solid #000000" fo:border-right="none" fo:border-top="none" fo:border-bottom="0.002cm solid #000000"/>
    </style:style>
    <style:style style:name="표1.H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.3" style:family="table-row">
      <style:table-row-properties style:min-row-height="0.691cm"/>
    </style:style>
    <style:style style:name="표1.A3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표2" style:family="table">
      <style:table-properties style:width="17cm" table:align="margins"/>
    </style:style>
    <style:style style:name="표2.A" style:family="table-column">
      <style:table-column-properties style:column-width="13.421cm" style:rel-column-width="51738*"/>
    </style:style>
    <style:style style:name="표2.B" style:family="table-column">
      <style:table-column-properties style:column-width="3.579cm" style:rel-column-width="13797*"/>
    </style:style>
    <style:style style:name="표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2.B1" style:family="table-cell">
      <style:table-cell-properties fo:background-color="#e6e6e6" fo:padding="0.097cm" fo:border="0.002cm solid #000000">
        <style:background-image/>
      </style:table-cell-properties>
    </style:style>
    <style:style style:name="표2.A2" style:family="table-cell">
      <style:table-cell-properties fo:padding="0.097cm" fo:border-left="0.002cm solid #000000" fo:border-right="none" fo:border-top="none" fo:border-bottom="0.002cm solid #000000"/>
    </style:style>
    <style:style style:name="표2.B2" style:family="table-cell" style:data-style-name="N10">
      <style:table-cell-properties fo:padding="0.097cm" fo:border-left="0.002cm solid #000000" fo:border-right="0.002cm solid #000000" fo:border-top="none" fo:border-bottom="0.002cm solid #000000"/>
    </style:style>
    <style:style style:name="표3" style:family="table">
      <style:table-properties style:width="17cm" table:align="margins"/>
    </style:style>
    <style:style style:name="표3.A" style:family="table-column">
      <style:table-column-properties style:column-width="1.762cm" style:rel-column-width="999*"/>
    </style:style>
    <style:style style:name="표3.B" style:family="table-column">
      <style:table-column-properties style:column-width="11.658cm" style:rel-column-width="6609*"/>
    </style:style>
    <style:style style:name="표3.C" style:family="table-column">
      <style:table-column-properties style:column-width="3.581cm" style:rel-column-width="2030*"/>
    </style:style>
    <style:style style:name="표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3.C1" style:family="table-cell">
      <style:table-cell-properties fo:background-color="#e6e6e6" fo:padding="0.097cm" fo:border="0.002cm solid #000000">
        <style:background-image/>
      </style:table-cell-properties>
    </style:style>
    <style:style style:name="표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표3.B2" style:family="table-cell">
      <style:table-cell-properties fo:padding="0.097cm" fo:border-left="0.002cm solid #000000" fo:border-right="none" fo:border-top="none" fo:border-bottom="0.002cm solid #000000"/>
    </style:style>
    <style:style style:name="표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3.A3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표4" style:family="table">
      <style:table-properties style:width="17cm" table:align="margins"/>
    </style:style>
    <style:style style:name="표4.A" style:family="table-column">
      <style:table-column-properties style:column-width="13.421cm" style:rel-column-width="51738*"/>
    </style:style>
    <style:style style:name="표4.B" style:family="table-column">
      <style:table-column-properties style:column-width="3.579cm" style:rel-column-width="13797*"/>
    </style:style>
    <style:style style:name="표4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4.B1" style:family="table-cell">
      <style:table-cell-properties fo:background-color="#e6e6e6" fo:padding="0.097cm" fo:border="0.002cm solid #000000">
        <style:background-image/>
      </style:table-cell-properties>
    </style:style>
    <style:style style:name="표4.2" style:family="table-row">
      <style:table-row-properties style:min-row-height="1.215cm"/>
    </style:style>
    <style:style style:name="표4.A2" style:family="table-cell">
      <style:table-cell-properties fo:padding="0.097cm" fo:border-left="0.002cm solid #000000" fo:border-right="none" fo:border-top="none" fo:border-bottom="0.002cm solid #000000"/>
    </style:style>
    <style:style style:name="표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5" style:family="table">
      <style:table-properties style:width="17cm" table:align="margins"/>
    </style:style>
    <style:style style:name="표5.A" style:family="table-column">
      <style:table-column-properties style:column-width="13.421cm" style:rel-column-width="51738*"/>
    </style:style>
    <style:style style:name="표5.B" style:family="table-column">
      <style:table-column-properties style:column-width="3.579cm" style:rel-column-width="13797*"/>
    </style:style>
    <style:style style:name="표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5.B1" style:family="table-cell">
      <style:table-cell-properties fo:background-color="#e6e6e6" fo:padding="0.097cm" fo:border="0.002cm solid #000000">
        <style:background-image/>
      </style:table-cell-properties>
    </style:style>
    <style:style style:name="표5.A2" style:family="table-cell">
      <style:table-cell-properties fo:padding="0.097cm" fo:border-left="0.002cm solid #000000" fo:border-right="none" fo:border-top="none" fo:border-bottom="0.002cm solid #000000"/>
    </style:style>
    <style:style style:name="표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6" style:family="table">
      <style:table-properties style:width="17cm" table:align="margins"/>
    </style:style>
    <style:style style:name="표6.A" style:family="table-column">
      <style:table-column-properties style:column-width="8.689cm" style:rel-column-width="33495*"/>
    </style:style>
    <style:style style:name="표6.B" style:family="table-column">
      <style:table-column-properties style:column-width="8.311cm" style:rel-column-width="32040*"/>
    </style:style>
    <style:style style:name="표6.1" style:family="table-row">
      <style:table-row-properties style:min-row-height="0.683cm"/>
    </style:style>
    <style:style style:name="표6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6.B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표6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표6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3" style:family="paragraph" style:parent-style-name="Standard">
      <style:text-properties fo:font-size="15pt" style:font-size-asian="15pt" style:font-size-complex="15pt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Table_20_Contents">
      <style:text-properties fo:font-size="11pt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_f1ff_FFFFB9_f1ff_FFFFD9_f1ff_FFFFC5_f1ff_FFFFC1_f1ff_FFFFB1_f1ff_FFFFDB" style:list-style-name="">
      <style:paragraph-properties fo:margin-left="0cm" fo:margin-right="0cm" fo:margin-top="0cm" fo:margin-bottom="0cm" fo:line-height="100%" fo:text-align="justify" style:justify-single-word="false" fo:text-indent="0cm" style:auto-text-indent="false" style:text-autospace="none" style:vertical-align="baseline" style:writing-mode="lr-tb"/>
      <style:text-properties fo:color="#000000" style:font-name="굴림" fo:font-size="11pt" style:letter-kerning="true" style:font-name-asian="굴림" style:font-size-asian="11pt" style:font-name-complex="굴림" style:font-size-complex="11pt"/>
    </style:style>
    <style:style style:name="P9" style:family="paragraph" style:parent-style-name="_f1ff_FFFFB9_f1ff_FFFFD9_f1ff_FFFFC5_f1ff_FFFFC1_f1ff_FFFFB1_f1ff_FFFFDB" style:list-style-name="">
      <style:paragraph-properties fo:margin-left="0cm" fo:margin-right="0cm" fo:margin-top="0cm" fo:margin-bottom="0cm" fo:line-height="100%" fo:text-align="justify" style:justify-single-word="false" fo:text-indent="0cm" style:auto-text-indent="false" style:text-autospace="none" style:vertical-align="baseline" style:writing-mode="lr-tb"/>
      <style:text-properties fo:font-size="11pt" style:font-size-asian="11pt" style:font-size-complex="11pt"/>
    </style:style>
    <style:style style:name="T1" style:family="text">
      <style:text-properties style:font-name="굴림" style:font-name-asian="굴림" style:font-name-complex="굴림"/>
    </style:style>
    <style:style style:name="T2" style:family="text">
      <style:text-properties fo:color="#000000" style:font-name="굴림" fo:font-size="10pt" style:font-name-asian="굴림" style:font-size-asian="10pt" style:font-name-complex="굴림" style:font-size-complex="10pt"/>
    </style:style>
    <style:style style:name="T3" style:family="text">
      <style:text-properties fo:color="#000000" style:font-name="굴림" fo:font-size="10pt" style:letter-kerning="true" style:font-name-asian="굴림" style:font-size-asian="10pt" style:font-name-complex="굴림" style:font-size-complex="10pt"/>
    </style:style>
    <style:style style:name="T4" style:family="text">
      <style:text-properties fo:color="#000000" style:font-name="굴림" style:letter-kerning="true" style:font-name-asian="굴림" style:font-name-complex="굴림"/>
    </style:style>
    <style:style style:name="T5" style:family="text">
      <style:text-properties fo:color="#000000" style:font-name="굴림" style:font-name-asian="굴림" style:font-name-complex="굴림"/>
    </style: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column table:style-name="표1.E"/>
        <table:table-column table:style-name="표1.F"/>
        <table:table-column table:style-name="표1.G"/>
        <table:table-column table:style-name="표1.H"/>
        <table:table-row>
          <table:table-cell table:style-name="표1.A1" table:number-rows-spanned="2" table:number-columns-spanned="5" office:value-type="string">
            <text:p text:style-name="P2">일일 업무보고서 </text:p>
          </table:table-cell>
          <table:covered-table-cell/>
          <table:covered-table-cell/>
          <table:covered-table-cell/>
          <table:covered-table-cell/>
          <table:table-cell table:style-name="표1.A1" table:number-rows-spanned="2" office:value-type="string">
            <text:p text:style-name="P1">결</text:p>
            <text:p text:style-name="P1"/>
            <text:p text:style-name="P1">제</text:p>
          </table:table-cell>
          <table:table-cell table:style-name="표1.A1" office:value-type="string">
            <text:p text:style-name="P1">부장</text:p>
          </table:table-cell>
          <table:table-cell table:style-name="표1.H1" office:value-type="string">
            <text:p text:style-name="P1">사장</text:p>
          </table:table-cell>
        </table:table-row>
        <table:table-row table:style-name="표1.2">
          <table:covered-table-cell/>
          <table:covered-table-cell/>
          <table:covered-table-cell/>
          <table:covered-table-cell/>
          <table:covered-table-cell/>
          <table:covered-table-cell/>
          <table:table-cell table:style-name="표1.G2" office:value-type="string">
            <text:p text:style-name="Table_20_Contents"/>
          </table:table-cell>
          <table:table-cell table:style-name="표1.H2" office:value-type="string">
            <text:p text:style-name="Table_20_Contents"/>
          </table:table-cell>
        </table:table-row>
        <table:table-row table:style-name="표1.3">
          <table:table-cell table:style-name="표1.A3" office:value-type="string">
            <text:p text:style-name="P1">직급</text:p>
          </table:table-cell>
          <table:table-cell table:style-name="표1.G2" office:value-type="string">
            <text:p text:style-name="P1">사원</text:p>
          </table:table-cell>
          <table:table-cell table:style-name="표1.A3" office:value-type="string">
            <text:p text:style-name="P1">작성자</text:p>
          </table:table-cell>
          <table:table-cell table:style-name="표1.G2" office:value-type="string">
            <text:p text:style-name="P1">김하영</text:p>
          </table:table-cell>
          <table:table-cell table:style-name="표1.A3" office:value-type="string">
            <text:p text:style-name="P1">작성일자</text:p>
          </table:table-cell>
          <table:table-cell table:style-name="표1.H2" table:number-columns-spanned="3" office:value-type="string">
            <text:p text:style-name="P1">2012년 <text:s text:c="2"/>06월 <text:s text:c="3"/>26일</text:p>
          </table:table-cell>
          <table:covered-table-cell/>
          <table:covered-table-cell/>
        </table:table-row>
      </table:table>
      <text:p text:style-name="Standard"/>
      <text:p text:style-name="P3">전체 주요 작업건</text:p>
      <text:p text:style-name="P5"/>
      <table:table table:name="표2" table:style-name="표2">
        <table:table-column table:style-name="표2.A"/>
        <table:table-column table:style-name="표2.B"/>
        <table:table-row>
          <table:table-cell table:style-name="표2.A1" office:value-type="string">
            <text:p text:style-name="P1">주요내용</text:p>
          </table:table-cell>
          <table:table-cell table:style-name="표2.B1" office:value-type="string">
            <text:p text:style-name="P1">진행률(%)</text:p>
          </table:table-cell>
        </table:table-row>
        <table:table-row>
          <table:table-cell table:style-name="표2.A2" office:value-type="string">
            <text:p text:style-name="P6"><text:s/>1. DNI </text:p>
          </table:table-cell>
          <table:table-cell table:style-name="표2.B2" office:value-type="percentage" office:value="0.79">
            <text:p text:style-name="P7">79%</text:p>
          </table:table-cell>
        </table:table-row>
      </table:table>
      <text:p text:style-name="Standard"/>
      <text:p text:style-name="P3">금일 업무</text:p>
      <text:p text:style-name="P4"/>
      <table:table table:name="표3" table:style-name="표3">
        <table:table-column table:style-name="표3.A"/>
        <table:table-column table:style-name="표3.B"/>
        <table:table-column table:style-name="표3.C"/>
        <table:table-row>
          <table:table-cell table:style-name="표3.A1" office:value-type="string">
            <text:p text:style-name="P1">번호</text:p>
          </table:table-cell>
          <table:table-cell table:style-name="표3.A1" office:value-type="string">
            <text:p text:style-name="P1">작업내용</text:p>
          </table:table-cell>
          <table:table-cell table:style-name="표3.C1" office:value-type="string">
            <text:p text:style-name="P1">비고</text:p>
          </table:table-cell>
        </table:table-row>
        <table:table-row>
          <table:table-cell table:style-name="표3.A2" office:value-type="float" office:value="1">
            <text:p text:style-name="P7">1</text:p>
          </table:table-cell>
          <table:table-cell table:style-name="표3.B2" office:value-type="string">
            <text:p text:style-name="P6">DNI</text:p>
            <text:p text:style-name="P6">-’센터소개’ ( 부분완료)</text:p>
            <text:p text:style-name="P6"><text:s text:c="2"/>1. 마케팅 부분은 팝업으로 넘김.</text:p>
            <text:p text:style-name="P6"><text:s text:c="2"/>2. 게시판 쓰기 후 리다이렉트 수정.</text:p>
            <text:p text:style-name="P6"><text:s text:c="2"/>3. 게시판 검색 수정.</text:p>
            <text:p text:style-name="P6"><text:s text:c="2"/>4. 논문,특허 리스트페이지 수정.(view부분 해야함)</text:p>
            <text:p text:style-name="P6"><text:s text:c="2"/>5. 연구개발,장비구축,기술지도이전 view 수정. (목록버튼만 됨 . 수정, 삭제 버튼 php해야함)</text:p>
            <text:p text:style-name="P6">-’시설 및 장비안내’ ( 완료)</text:p>
            <text:p text:style-name="P6">-’교육안내’ (메뉴순서,페이지만 있음)</text:p>
            <text:p text:style-name="P6">-’고객지원’ (FAQ부분 빼고 완료)</text:p>
          </table:table-cell>
          <table:table-cell table:style-name="표3.C2" office:value-type="string">
            <text:p text:style-name="P6"/>
          </table:table-cell>
        </table:table-row>
        <table:table-row>
          <table:table-cell table:style-name="표3.A3" table:number-columns-spanned="3" office:value-type="string">
            <text:p text:style-name="P1">특이사항 / 건의사항</text:p>
          </table:table-cell>
          <table:covered-table-cell/>
          <table:covered-table-cell/>
        </table:table-row>
        <table:table-row>
          <table:table-cell table:style-name="표3.C2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P3">전일 업무 요약</text:p>
      <text:p text:style-name="P4"/>
      <table:table table:name="표4" table:style-name="표4">
        <table:table-column table:style-name="표4.A"/>
        <table:table-column table:style-name="표4.B"/>
        <table:table-row>
          <table:table-cell table:style-name="표4.A1" office:value-type="string">
            <text:p text:style-name="P1">작업내용</text:p>
          </table:table-cell>
          <table:table-cell table:style-name="표4.B1" office:value-type="string">
            <text:p text:style-name="P1">비고</text:p>
          </table:table-cell>
        </table:table-row>
        <table:table-row table:style-name="표4.2">
          <table:table-cell table:style-name="표4.A2" office:value-type="string">
            <text:p text:style-name="P8">DNI- 메인 메뉴 left메뉴 위치 mdrc처럼 수정 <text:s/></text:p>
            <text:p text:style-name="P9"><text:span text:style-name="T4"><text:s text:c="6"/>- 메뉴 바뀐거 view 수정, 입력 부분작업</text:span></text:p>
          </table:table-cell>
          <table:table-cell table:style-name="표4.B2" office:value-type="string">
            <text:p text:style-name="Table_20_Contents"/>
          </table:table-cell>
        </table:table-row>
      </table:table>
      <text:p text:style-name="Standard"/>
      <text:p text:style-name="P3">익일 예정 업무 요약</text:p>
      <text:p text:style-name="P4"/>
      <table:table table:name="표5" table:style-name="표5">
        <table:table-column table:style-name="표5.A"/>
        <table:table-column table:style-name="표5.B"/>
        <table:table-row>
          <table:table-cell table:style-name="표5.A1" office:value-type="string">
            <text:p text:style-name="P1">작업내용</text:p>
          </table:table-cell>
          <table:table-cell table:style-name="표5.B1" office:value-type="string">
            <text:p text:style-name="P1">비고</text:p>
          </table:table-cell>
        </table:table-row>
        <table:table-row>
          <table:table-cell table:style-name="표5.A2" office:value-type="string">
            <text:p text:style-name="Table_20_Contents"/>
          </table:table-cell>
          <table:table-cell table:style-name="표5.B2" office:value-type="string">
            <text:p text:style-name="Table_20_Contents"/>
          </table:table-cell>
        </table:table-row>
      </table:table>
      <text:p text:style-name="Standard"/>
      <text:p text:style-name="P3">기타사항 및 건의</text:p>
      <text:p text:style-name="P4"/>
      <table:table table:name="표6" table:style-name="표6">
        <table:table-column table:style-name="표6.A"/>
        <table:table-column table:style-name="표6.B"/>
        <table:table-row table:style-name="표6.1">
          <table:table-cell table:style-name="표6.A1" office:value-type="string">
            <text:p text:style-name="P1">기타사항</text:p>
          </table:table-cell>
          <table:table-cell table:style-name="표6.B1" office:value-type="string">
            <text:p text:style-name="P1">건의사항</text:p>
          </table:table-cell>
        </table:table-row>
        <table:table-row table:style-name="표6.1">
          <table:table-cell table:style-name="표6.A2" office:value-type="string">
            <text:p text:style-name="Table_20_Contents"/>
          </table:table-cell>
          <table:table-cell table:style-name="표6.B2" office:value-type="string">
            <text:p text:style-name="Table_20_Contents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굴림" svg:font-family="굴림" style:font-pitch="variable"/>
    <style:font-face style:name="함초롬바탕" svg:font-family="함초롬바탕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ko" style:country-asian="KR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f1ff_FFFFB9_f1ff_FFFFD9_f1ff_FFFFC5_f1ff_FFFFC1_f1ff_FFFFB1_f1ff_FFFFDB" style:display-name="FFFFB9FFFFD9FFFFC5FFFFC1FFFFB1FFFFDB" style:family="paragraph">
      <style:paragraph-properties fo:margin-left="0cm" fo:margin-right="0cm" fo:margin-top="0cm" fo:margin-bottom="0cm" fo:line-height="160%" fo:text-align="justify" style:justify-single-word="false" fo:text-indent="0cm" style:auto-text-indent="false" style:text-autospace="none" style:vertical-align="baseline"/>
      <style:text-properties fo:color="#000000" style:font-name="함초롬바탕" fo:font-size="10pt" style:font-name-asian="함초롬바탕" style:font-size-asian="10pt" style:font-name-complex="함초롬바탕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ayoung kim</meta:initial-creator>
    <meta:creation-date>2012-06-01T10:25:10</meta:creation-date>
    <dc:date>2012-06-26T18:10:02</dc:date>
    <dc:creator>hayoung kim</dc:creator>
    <meta:editing-duration>PT31M40S</meta:editing-duration>
    <meta:editing-cycles>6</meta:editing-cycles>
    <meta:generator>OpenOffice.org/3.3$Unix OpenOffice.org_project/330m20$Build-9567</meta:generator>
    <meta:document-statistic meta:table-count="6" meta:image-count="0" meta:object-count="0" meta:page-count="2" meta:paragraph-count="43" meta:word-count="144" meta:character-count="443"/>
  </office:meta>
</office:document-meta>
</file>